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53951" calcext:value-type="float">
            <text:p>53951</text:p>
          </table:table-cell>
          <table:table-cell office:value-type="float" office:value="10029" calcext:value-type="float">
            <text:p>10029</text:p>
          </table:table-cell>
          <table:table-cell office:value-type="float" office:value="3422116654.6" calcext:value-type="float">
            <text:p>3422116654.6</text:p>
          </table:table-cell>
          <table:table-cell office:value-type="float" office:value="9373905219" calcext:value-type="float">
            <text:p>9373905219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402662634.9" calcext:value-type="float">
            <text:p>402662634.9</text:p>
          </table:table-cell>
          <table:table-cell office:value-type="float" office:value="399709941.7" calcext:value-type="float">
            <text:p>399709941.7</text:p>
          </table:table-cell>
          <table:table-cell office:value-type="float" office:value="345923.7" calcext:value-type="float">
            <text:p>345923.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" calcext:value-type="float">
            <text:p>25.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2071.05" calcext:value-type="float">
            <text:p>2071.05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53983" calcext:value-type="float">
            <text:p>53983</text:p>
          </table:table-cell>
          <table:table-cell office:value-type="float" office:value="15046" calcext:value-type="float">
            <text:p>15046</text:p>
          </table:table-cell>
          <table:table-cell office:value-type="float" office:value="3336240456" calcext:value-type="float">
            <text:p>3336240456</text:p>
          </table:table-cell>
          <table:table-cell office:value-type="float" office:value="9507081604.6" calcext:value-type="float">
            <text:p>9507081604.6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420366694.26" calcext:value-type="float">
            <text:p>420366694.26</text:p>
          </table:table-cell>
          <table:table-cell office:value-type="float" office:value="417120124.13" calcext:value-type="float">
            <text:p>417120124.13</text:p>
          </table:table-cell>
          <table:table-cell office:value-type="float" office:value="1062056.93" calcext:value-type="float">
            <text:p>1062056.93</text:p>
          </table:table-cell>
          <table:table-cell office:value-type="float" office:value="32.73" calcext:value-type="float">
            <text:p>32.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26.82" calcext:value-type="float">
            <text:p>26.82</text:p>
          </table:table-cell>
          <table:table-cell office:value-type="float" office:value="26.61" calcext:value-type="float">
            <text:p>26.6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664.81" calcext:value-type="float">
            <text:p>664.81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54014" calcext:value-type="float">
            <text:p>54014</text:p>
          </table:table-cell>
          <table:table-cell office:value-type="float" office:value="83268" calcext:value-type="float">
            <text:p>83268</text:p>
          </table:table-cell>
          <table:table-cell office:value-type="float" office:value="9516050026.02" calcext:value-type="float">
            <text:p>9516050026.02</text:p>
          </table:table-cell>
          <table:table-cell office:value-type="float" office:value="6714184971.19" calcext:value-type="float">
            <text:p>6714184971.19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9048413.32" calcext:value-type="float">
            <text:p>19048413.32</text:p>
          </table:table-cell>
          <table:table-cell office:value-type="float" office:value="29600192.31" calcext:value-type="float">
            <text:p>29600192.31</text:p>
          </table:table-cell>
          <table:table-cell office:value-type="float" office:value="5318480.1" calcext:value-type="float">
            <text:p>5318480.1</text:p>
          </table:table-cell>
          <table:table-cell office:value-type="float" office:value="26.97" calcext:value-type="float">
            <text:p>26.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.21" calcext:value-type="float">
            <text:p>1.21</text:p>
          </table:table-cell>
          <table:table-cell office:value-type="float" office:value="1.88" calcext:value-type="float">
            <text:p>1.88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713.31" calcext:value-type="float">
            <text:p>713.3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54056" calcext:value-type="float">
            <text:p>54056</text:p>
          </table:table-cell>
          <table:table-cell office:value-type="float" office:value="6018" calcext:value-type="float">
            <text:p>6018</text:p>
          </table:table-cell>
          <table:table-cell office:value-type="float" office:value="18073232745.33" calcext:value-type="float">
            <text:p>18073232745.33</text:p>
          </table:table-cell>
          <table:table-cell office:value-type="float" office:value="9373913369" calcext:value-type="float">
            <text:p>9373913369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400662900.66" calcext:value-type="float">
            <text:p>400662900.66</text:p>
          </table:table-cell>
          <table:table-cell office:value-type="float" office:value="529988016.83" calcext:value-type="float">
            <text:p>529988016.83</text:p>
          </table:table-cell>
          <table:table-cell office:value-type="float" office:value="146977.33" calcext:value-type="float">
            <text:p>146977.33</text:p>
          </table:table-cell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25.56" calcext:value-type="float">
            <text:p>25.56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7715.45" calcext:value-type="float">
            <text:p>7715.45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54087" calcext:value-type="float">
            <text:p>54087</text:p>
          </table:table-cell>
          <table:table-cell office:value-type="float" office:value="14041" calcext:value-type="float">
            <text:p>14041</text:p>
          </table:table-cell>
          <table:table-cell office:value-type="float" office:value="15570029173.5" calcext:value-type="float">
            <text:p>15570029173.5</text:p>
          </table:table-cell>
          <table:table-cell office:value-type="float" office:value="9281100101.35" calcext:value-type="float">
            <text:p>9281100101.35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966622865.78" calcext:value-type="float">
            <text:p>1966622865.78</text:p>
          </table:table-cell>
          <table:table-cell office:value-type="float" office:value="6439166.57" calcext:value-type="float">
            <text:p>6439166.57</text:p>
          </table:table-cell>
          <table:table-cell office:value-type="float" office:value="4401672.85" calcext:value-type="float">
            <text:p>4401672.85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25.49" calcext:value-type="float">
            <text:p>125.49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305.6" calcext:value-type="float">
            <text:p>305.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54118" calcext:value-type="float">
            <text:p>54118</text:p>
          </table:table-cell>
          <table:table-cell office:value-type="float" office:value="6019" calcext:value-type="float">
            <text:p>6019</text:p>
          </table:table-cell>
          <table:table-cell office:value-type="float" office:value="1445126817.66" calcext:value-type="float">
            <text:p>1445126817.66</text:p>
          </table:table-cell>
          <table:table-cell office:value-type="float" office:value="4914150603.33" calcext:value-type="float">
            <text:p>4914150603.33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107816806.33" calcext:value-type="float">
            <text:p>107816806.33</text:p>
          </table:table-cell>
          <table:table-cell office:value-type="float" office:value="80979654" calcext:value-type="float">
            <text:p>80979654</text:p>
          </table:table-cell>
          <table:table-cell office:value-type="float" office:value="8986956.83" calcext:value-type="float">
            <text:p>8986956.83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6.87" calcext:value-type="float">
            <text:p>6.87</text:p>
          </table:table-cell>
          <table:table-cell office:value-type="float" office:value="5.16" calcext:value-type="float">
            <text:p>5.16</text:p>
          </table:table-cell>
          <table:table-cell office:value-type="float" office:value="0.57" calcext:value-type="float">
            <text:p>0.57</text:p>
          </table:table-cell>
          <table:table-cell office:value-type="float" office:value="1.33" calcext:value-type="float">
            <text:p>1.33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54149" calcext:value-type="float">
            <text:p>54149</text:p>
          </table:table-cell>
          <table:table-cell office:value-type="float" office:value="9028" calcext:value-type="float">
            <text:p>9028</text:p>
          </table:table-cell>
          <table:table-cell office:value-type="float" office:value="7136845069.22" calcext:value-type="float">
            <text:p>7136845069.22</text:p>
          </table:table-cell>
          <table:table-cell office:value-type="float" office:value="9553408068.33" calcext:value-type="float">
            <text:p>9553408068.33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5710681.11" calcext:value-type="float">
            <text:p>15710681.11</text:p>
          </table:table-cell>
          <table:table-cell office:value-type="float" office:value="16249583.33" calcext:value-type="float">
            <text:p>16249583.33</text:p>
          </table:table-cell>
          <table:table-cell office:value-type="float" office:value="4002.88" calcext:value-type="float">
            <text:p>4002.88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39398.33" calcext:value-type="float">
            <text:p>39398.3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54180" calcext:value-type="float">
            <text:p>54180</text:p>
          </table:table-cell>
          <table:table-cell office:value-type="float" office:value="2007" calcext:value-type="float">
            <text:p>2007</text:p>
          </table:table-cell>
          <table:table-cell office:value-type="float" office:value="6158331557.5" calcext:value-type="float">
            <text:p>6158331557.5</text:p>
          </table:table-cell>
          <table:table-cell office:value-type="float" office:value="6050472445" calcext:value-type="float">
            <text:p>6050472445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250566923.5" calcext:value-type="float">
            <text:p>250566923.5</text:p>
          </table:table-cell>
          <table:table-cell office:value-type="float" office:value="46394252.5" calcext:value-type="float">
            <text:p>46394252.5</text:p>
          </table:table-cell>
          <table:table-cell office:value-type="float" office:value="24231923.5" calcext:value-type="float">
            <text:p>24231923.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15.98" calcext:value-type="float">
            <text:p>15.98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5.31" calcext:value-type="float">
            <text:p>5.3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54212" calcext:value-type="float">
            <text:p>54212</text:p>
          </table:table-cell>
          <table:table-cell office:value-type="float" office:value="13038" calcext:value-type="float">
            <text:p>13038</text:p>
          </table:table-cell>
          <table:table-cell office:value-type="float" office:value="3616279417.69" calcext:value-type="float">
            <text:p>3616279417.69</text:p>
          </table:table-cell>
          <table:table-cell office:value-type="float" office:value="9618029787.07" calcext:value-type="float">
            <text:p>9618029787.0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405861533.92" calcext:value-type="float">
            <text:p>405861533.92</text:p>
          </table:table-cell>
          <table:table-cell office:value-type="float" office:value="400518794.84" calcext:value-type="float">
            <text:p>400518794.84</text:p>
          </table:table-cell>
          <table:table-cell office:value-type="float" office:value="329312.15" calcext:value-type="float">
            <text:p>329312.15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25.89" calcext:value-type="float">
            <text:p>25.89</text:p>
          </table:table-cell>
          <table:table-cell office:value-type="float" office:value="25.55" calcext:value-type="float">
            <text:p>25.5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1537.89" calcext:value-type="float">
            <text:p>1537.89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54243" calcext:value-type="float">
            <text:p>54243</text:p>
          </table:table-cell>
          <table:table-cell office:value-type="float" office:value="8025" calcext:value-type="float">
            <text:p>8025</text:p>
          </table:table-cell>
          <table:table-cell office:value-type="float" office:value="4363763974.12" calcext:value-type="float">
            <text:p>4363763974.12</text:p>
          </table:table-cell>
          <table:table-cell office:value-type="float" office:value="9390412509.5" calcext:value-type="float">
            <text:p>9390412509.5</text:p>
          </table:table-cell>
          <table:table-cell office:value-type="float" office:value="39483008.87" calcext:value-type="float">
            <text:p>39483008.87</text:p>
          </table:table-cell>
          <table:table-cell office:value-type="float" office:value="275067117.37" calcext:value-type="float">
            <text:p>275067117.37</text:p>
          </table:table-cell>
          <table:table-cell office:value-type="float" office:value="217159786.37" calcext:value-type="float">
            <text:p>217159786.37</text:p>
          </table:table-cell>
          <table:table-cell office:value-type="float" office:value="47301851.5" calcext:value-type="float">
            <text:p>47301851.5</text:p>
          </table:table-cell>
          <table:table-cell office:value-type="float" office:value="31.62" calcext:value-type="float">
            <text:p>31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483008.5" calcext:value-type="float">
            <text:p>39483008.5</text:p>
          </table:table-cell>
          <table:table-cell office:value-type="float" office:value="17.54" calcext:value-type="float">
            <text:p>17.54</text:p>
          </table:table-cell>
          <table:table-cell office:value-type="float" office:value="13.85" calcext:value-type="float">
            <text:p>13.85</text:p>
          </table:table-cell>
          <table:table-cell office:value-type="float" office:value="3.01" calcext:value-type="float">
            <text:p>3.01</text:p>
          </table:table-cell>
          <table:table-cell office:value-type="float" office:value="1.26" calcext:value-type="float">
            <text:p>1.26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54274" calcext:value-type="float">
            <text:p>54274</text:p>
          </table:table-cell>
          <table:table-cell office:value-type="float" office:value="6018" calcext:value-type="float">
            <text:p>6018</text:p>
          </table:table-cell>
          <table:table-cell office:value-type="float" office:value="5058780557.83" calcext:value-type="float">
            <text:p>5058780557.83</text:p>
          </table:table-cell>
          <table:table-cell office:value-type="float" office:value="9076363735.5" calcext:value-type="float">
            <text:p>9076363735.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103129058.83" calcext:value-type="float">
            <text:p>103129058.83</text:p>
          </table:table-cell>
          <table:table-cell office:value-type="float" office:value="81792294.5" calcext:value-type="float">
            <text:p>81792294.5</text:p>
          </table:table-cell>
          <table:table-cell office:value-type="float" office:value="77662836.16" calcext:value-type="float">
            <text:p>77662836.16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6.58" calcext:value-type="float">
            <text:p>6.58</text:p>
          </table:table-cell>
          <table:table-cell office:value-type="float" office:value="5.21" calcext:value-type="float">
            <text:p>5.21</text:p>
          </table:table-cell>
          <table:table-cell office:value-type="float" office:value="4.95" calcext:value-type="float">
            <text:p>4.9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54305" calcext:value-type="float">
            <text:p>54305</text:p>
          </table:table-cell>
          <table:table-cell office:value-type="float" office:value="12039" calcext:value-type="float">
            <text:p>12039</text:p>
          </table:table-cell>
          <table:table-cell office:value-type="float" office:value="1176251011.16" calcext:value-type="float">
            <text:p>1176251011.16</text:p>
          </table:table-cell>
          <table:table-cell office:value-type="float" office:value="6398165823.58" calcext:value-type="float">
            <text:p>6398165823.58</text:p>
          </table:table-cell>
          <table:table-cell office:value-type="float" office:value="64794716.08" calcext:value-type="float">
            <text:p>64794716.08</text:p>
          </table:table-cell>
          <table:table-cell office:value-type="float" office:value="222293426.91" calcext:value-type="float">
            <text:p>222293426.91</text:p>
          </table:table-cell>
          <table:table-cell office:value-type="float" office:value="216824779.5" calcext:value-type="float">
            <text:p>216824779.5</text:p>
          </table:table-cell>
          <table:table-cell office:value-type="float" office:value="52139.08" calcext:value-type="float">
            <text:p>52139.08</text:p>
          </table:table-cell>
          <table:table-cell office:value-type="float" office:value="28.58" calcext:value-type="float">
            <text:p>28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4794715.66" calcext:value-type="float">
            <text:p>64794715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3.83" calcext:value-type="float">
            <text:p>13.83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54336" calcext:value-type="float">
            <text:p>54336</text:p>
          </table:table-cell>
          <table:table-cell office:value-type="float" office:value="12040" calcext:value-type="float">
            <text:p>12040</text:p>
          </table:table-cell>
          <table:table-cell office:value-type="float" office:value="5491837915" calcext:value-type="float">
            <text:p>5491837915</text:p>
          </table:table-cell>
          <table:table-cell office:value-type="float" office:value="9533631693.91" calcext:value-type="float">
            <text:p>9533631693.91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249685807.83" calcext:value-type="float">
            <text:p>249685807.83</text:p>
          </table:table-cell>
          <table:table-cell office:value-type="float" office:value="166412030.25" calcext:value-type="float">
            <text:p>166412030.25</text:p>
          </table:table-cell>
          <table:table-cell office:value-type="float" office:value="162414296.41" calcext:value-type="float">
            <text:p>162414296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15.92" calcext:value-type="float">
            <text:p>15.92</text:p>
          </table:table-cell>
          <table:table-cell office:value-type="float" office:value="10.61" calcext:value-type="float">
            <text:p>10.61</text:p>
          </table:table-cell>
          <table:table-cell office:value-type="float" office:value="10.36" calcext:value-type="float">
            <text:p>10.3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54367" calcext:value-type="float">
            <text:p>54367</text:p>
          </table:table-cell>
          <table:table-cell office:value-type="float" office:value="10030" calcext:value-type="float">
            <text:p>10030</text:p>
          </table:table-cell>
          <table:table-cell office:value-type="float" office:value="3508088330.4" calcext:value-type="float">
            <text:p>3508088330.4</text:p>
          </table:table-cell>
          <table:table-cell office:value-type="float" office:value="9299594351.8" calcext:value-type="float">
            <text:p>9299594351.8</text:p>
          </table:table-cell>
          <table:table-cell office:value-type="float" office:value="44792869.5" calcext:value-type="float">
            <text:p>44792869.5</text:p>
          </table:table-cell>
          <table:table-cell office:value-type="float" office:value="262559886.4" calcext:value-type="float">
            <text:p>262559886.4</text:p>
          </table:table-cell>
          <table:table-cell office:value-type="float" office:value="231789420.4" calcext:value-type="float">
            <text:p>231789420.4</text:p>
          </table:table-cell>
          <table:table-cell office:value-type="float" office:value="39266196.4" calcext:value-type="float">
            <text:p>39266196.4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4792869.6" calcext:value-type="float">
            <text:p>44792869.6</text:p>
          </table:table-cell>
          <table:table-cell office:value-type="float" office:value="16.75" calcext:value-type="float">
            <text:p>16.75</text:p>
          </table:table-cell>
          <table:table-cell office:value-type="float" office:value="14.79" calcext:value-type="float">
            <text:p>14.79</text:p>
          </table:table-cell>
          <table:table-cell office:value-type="float" office:value="2.5" calcext:value-type="float">
            <text:p>2.5</text:p>
          </table:table-cell>
          <table:table-cell office:value-type="float" office:value="1.13" calcext:value-type="float">
            <text:p>1.1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54409" calcext:value-type="float">
            <text:p>54409</text:p>
          </table:table-cell>
          <table:table-cell office:value-type="float" office:value="6018" calcext:value-type="float">
            <text:p>6018</text:p>
          </table:table-cell>
          <table:table-cell office:value-type="float" office:value="6520546629.5" calcext:value-type="float">
            <text:p>6520546629.5</text:p>
          </table:table-cell>
          <table:table-cell office:value-type="float" office:value="9166099991" calcext:value-type="float">
            <text:p>916609999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200748057" calcext:value-type="float">
            <text:p>200748057</text:p>
          </table:table-cell>
          <table:table-cell office:value-type="float" office:value="201091687.5" calcext:value-type="float">
            <text:p>201091687.5</text:p>
          </table:table-cell>
          <table:table-cell office:value-type="float" office:value="195764986.66" calcext:value-type="float">
            <text:p>195764986.66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12.8" calcext:value-type="float">
            <text:p>12.8</text:p>
          </table:table-cell>
          <table:table-cell office:value-type="float" office:value="12.83" calcext:value-type="float">
            <text:p>12.83</text:p>
          </table:table-cell>
          <table:table-cell office:value-type="float" office:value="12.49" calcext:value-type="float">
            <text:p>12.4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54440" calcext:value-type="float">
            <text:p>54440</text:p>
          </table:table-cell>
          <table:table-cell office:value-type="float" office:value="14043" calcext:value-type="float">
            <text:p>14043</text:p>
          </table:table-cell>
          <table:table-cell office:value-type="float" office:value="19271387148.42" calcext:value-type="float">
            <text:p>19271387148.42</text:p>
          </table:table-cell>
          <table:table-cell office:value-type="float" office:value="9568090842.07" calcext:value-type="float">
            <text:p>9568090842.07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413199679.35" calcext:value-type="float">
            <text:p>413199679.35</text:p>
          </table:table-cell>
          <table:table-cell office:value-type="float" office:value="382415309.85" calcext:value-type="float">
            <text:p>382415309.85</text:p>
          </table:table-cell>
          <table:table-cell office:value-type="float" office:value="43023048" calcext:value-type="float">
            <text:p>43023048</text:p>
          </table:table-cell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26.36" calcext:value-type="float">
            <text:p>26.36</text:p>
          </table:table-cell>
          <table:table-cell office:value-type="float" office:value="24.39" calcext:value-type="float">
            <text:p>24.39</text:p>
          </table:table-cell>
          <table:table-cell office:value-type="float" office:value="2.74" calcext:value-type="float">
            <text:p>2.74</text:p>
          </table:table-cell>
          <table:table-cell office:value-type="float" office:value="1.08" calcext:value-type="float">
            <text:p>1.08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54471" calcext:value-type="float">
            <text:p>54471</text:p>
          </table:table-cell>
          <table:table-cell office:value-type="float" office:value="14042" calcext:value-type="float">
            <text:p>14042</text:p>
          </table:table-cell>
          <table:table-cell office:value-type="float" office:value="24125741259.64" calcext:value-type="float">
            <text:p>24125741259.64</text:p>
          </table:table-cell>
          <table:table-cell office:value-type="float" office:value="9483415528.71" calcext:value-type="float">
            <text:p>9483415528.71</text:p>
          </table:table-cell>
          <table:table-cell office:value-type="float" office:value="4142368.28" calcext:value-type="float">
            <text:p>4142368.28</text:p>
          </table:table-cell>
          <table:table-cell office:value-type="float" office:value="377424547.71" calcext:value-type="float">
            <text:p>377424547.71</text:p>
          </table:table-cell>
          <table:table-cell office:value-type="float" office:value="377391241.64" calcext:value-type="float">
            <text:p>377391241.64</text:p>
          </table:table-cell>
          <table:table-cell office:value-type="float" office:value="1184290.57" calcext:value-type="float">
            <text:p>1184290.57</text:p>
          </table:table-cell>
          <table:table-cell office:value-type="float" office:value="36.07" calcext:value-type="float">
            <text:p>36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4142368.28" calcext:value-type="float">
            <text:p>4142368.28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23.5" calcext:value-type="float">
            <text:p>323.5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54509" calcext:value-type="float">
            <text:p>54509</text:p>
          </table:table-cell>
          <table:table-cell office:value-type="float" office:value="7022" calcext:value-type="float">
            <text:p>7022</text:p>
          </table:table-cell>
          <table:table-cell office:value-type="float" office:value="4202783359" calcext:value-type="float">
            <text:p>4202783359</text:p>
          </table:table-cell>
          <table:table-cell office:value-type="float" office:value="9006785902" calcext:value-type="float">
            <text:p>9006785902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46488341.42" calcext:value-type="float">
            <text:p>46488341.42</text:p>
          </table:table-cell>
          <table:table-cell office:value-type="float" office:value="42216206" calcext:value-type="float">
            <text:p>42216206</text:p>
          </table:table-cell>
          <table:table-cell office:value-type="float" office:value="35326305.85" calcext:value-type="float">
            <text:p>35326305.85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25" calcext:value-type="float">
            <text:p>2.25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54540" calcext:value-type="float">
            <text:p>54540</text:p>
          </table:table-cell>
          <table:table-cell office:value-type="float" office:value="14042" calcext:value-type="float">
            <text:p>14042</text:p>
          </table:table-cell>
          <table:table-cell office:value-type="float" office:value="21144867812.14" calcext:value-type="float">
            <text:p>21144867812.14</text:p>
          </table:table-cell>
          <table:table-cell office:value-type="float" office:value="9562969882.07" calcext:value-type="float">
            <text:p>9562969882.07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342547058.07" calcext:value-type="float">
            <text:p>342547058.07</text:p>
          </table:table-cell>
          <table:table-cell office:value-type="float" office:value="400868217.07" calcext:value-type="float">
            <text:p>400868217.07</text:p>
          </table:table-cell>
          <table:table-cell office:value-type="float" office:value="41634929.07" calcext:value-type="float">
            <text:p>41634929.07</text:p>
          </table:table-cell>
          <table:table-cell office:value-type="float" office:value="38.78" calcext:value-type="float">
            <text:p>38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21.85" calcext:value-type="float">
            <text:p>21.85</text:p>
          </table:table-cell>
          <table:table-cell office:value-type="float" office:value="25.57" calcext:value-type="float">
            <text:p>25.57</text:p>
          </table:table-cell>
          <table:table-cell office:value-type="float" office:value="2.65" calcext:value-type="float">
            <text:p>2.65</text:p>
          </table:table-cell>
          <table:table-cell office:value-type="float" office:value="0.85" calcext:value-type="float">
            <text:p>0.85</text:p>
          </table:table-cell>
          <table:table-cell office:value-type="float" office:value="9.62" calcext:value-type="float">
            <text:p>9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7:18.557600828</meta:creation-date>
    <dc:date>2015-12-17T17:18:28.156670430</dc:date>
    <meta:editing-duration>P0D</meta:editing-duration>
    <meta:editing-cycles>1</meta:editing-cycles>
    <meta:document-statistic meta:table-count="1" meta:cell-count="419" meta:object-count="0"/>
    <meta:generator>LibreOffice/4.2.8.2$Linux_X86_64 LibreOffice_project/420m0$Build-2</meta:generator>
  </office:meta>
</office:document-meta>
</file>